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2.6pt"/>
    </style:style>
    <style:style style:name="co2" style:family="table-column">
      <style:table-column-properties fo:break-before="auto" style:column-width="77.81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T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2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3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<text:span text:style-name="T1">Marcar con una </text:span><text:span text:style-name="T2">X</text:span><text:span text:style-name="T3"> los elementos a evaluar en cada una de las entregas</text:span></text:p>
          </table:table-cell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Alumno: D./Dª Javier Rodríguez Rodríguez</text:p>
          </table:table-cell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Item a valorar</text:p>
          </table:table-cell>
          <table:table-cell table:style-name="ce3" office:value-type="string" office:string-value="Puntuación" calcext:value-type="string">
            <text:p><text:s/>Puntuación </text:p>
          </table:table-cell>
          <table:table-cell table:style-name="ce2" office:value-type="string" calcext:value-type="string">
            <text:p>Entrega 1</text:p>
          </table:table-cell>
          <table:table-cell table:style-name="ce2" office:value-type="string" calcext:value-type="string">
            <text:p>Entrega 2</text:p>
          </table:table-cell>
          <table:table-cell table:style-name="ce2" office:value-type="string" calcext:value-type="string">
            <text:p>Entrega 3</text:p>
          </table:table-cell>
          <table:table-cell table:style-name="ce2" office:value-type="string" calcext:value-type="string">
            <text:p>Entrega 4</text:p>
          </table:table-cell>
          <table:table-cell table:style-name="ce2" office:value-type="string" calcext:value-type="string">
            <text:p>Entrega 5</text:p>
          </table:table-cell>
          <table:table-cell table:style-name="ce2" office:value-type="string" calcext:value-type="string">
            <text:p>Entrega 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Elementos de la práctica 1</text:p>
          </table:table-cell>
          <table:table-cell table:style-name="ce4" table:formula="of:=SUM([.B6:.B17])" office:value-type="float" office:value="0.5" calcext:value-type="float">
            <text:p><text:s/>0.50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lase Malla3D (implementación correcta)</text:p>
          </table:table-cell>
          <table:table-cell table:style-name="ce3" office:value-type="float" office:value="0.03" calcext:value-type="float">
            <text:p><text:s/>0.03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lase Cubo (Creación correcta de Geometría y Topología ) </text:p>
          </table:table-cell>
          <table:table-cell table:style-name="ce3" office:value-type="float" office:value="0.03" calcext:value-type="float">
            <text:p><text:s/>0.03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lase Tetraedro (Creación correcta de Geometría y Topología) </text:p>
          </table:table-cell>
          <table:table-cell table:style-name="ce3" office:value-type="float" office:value="0.03" calcext:value-type="float">
            <text:p><text:s/>0.03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Dibujado en modo inmediato (glDrawElements) </text:p>
          </table:table-cell>
          <table:table-cell table:style-name="ce3" office:value-type="float" office:value="0.03" calcext:value-type="float">
            <text:p><text:s/>0.03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Dibujado en modo diferido (VBO) </text:p>
          </table:table-cell>
          <table:table-cell table:style-name="ce3" office:value-type="float" office:value="0.08" calcext:value-type="float">
            <text:p><text:s/>0.08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Uso de ColorArray para el color </text:p>
          </table:table-cell>
          <table:table-cell table:style-name="ce3" office:value-type="float" office:value="0.03" calcext:value-type="float">
            <text:p><text:s/>0.03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Visualización modo puntos </text:p>
          </table:table-cell>
          <table:table-cell table:style-name="ce3" office:value-type="float" office:value="0.04" calcext:value-type="float">
            <text:p><text:s/>0.04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Visualización modo alambre </text:p>
          </table:table-cell>
          <table:table-cell table:style-name="ce3" office:value-type="float" office:value="0.04" calcext:value-type="float">
            <text:p><text:s/>0.04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Visualización modo sólido </text:p>
          </table:table-cell>
          <table:table-cell table:style-name="ce3" office:value-type="float" office:value="0.04" calcext:value-type="float">
            <text:p><text:s/>0.04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Visualización modo ajedrez </text:p>
          </table:table-cell>
          <table:table-cell table:style-name="ce3" office:value-type="float" office:value="0.05" calcext:value-type="float">
            <text:p><text:s/>0.05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ULL_FACE habilitado </text:p>
          </table:table-cell>
          <table:table-cell table:style-name="ce3" office:value-type="float" office:value="0.05" calcext:value-type="float">
            <text:p><text:s/>0.05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Extra: Visualización simultánea puntos + lineas + sólido (cualquier combinación de ellos)</text:p>
          </table:table-cell>
          <table:table-cell table:style-name="ce3" office:value-type="float" office:value="0.05" calcext:value-type="float">
            <text:p><text:s/>0.05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lementos de la práctica 2</text:p>
          </table:table-cell>
          <table:table-cell table:style-name="ce4" table:formula="of:=SUM([.B20:.B31])" office:value-type="float" office:value="0.825" calcext:value-type="float">
            <text:p><text:s/>0.825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arga y visualiza PLY (con clase propia) </text:p>
          </table:table-cell>
          <table:table-cell table:style-name="ce3" office:value-type="float" office:value="0.08" calcext:value-type="float">
            <text:p><text:s/>0.08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Clase ObjRevolucion </text:p>
          </table:table-cell>
          <table:table-cell table:style-name="ce3" office:value-type="float" office:value="0.05" calcext:value-type="float">
            <text:p><text:s/>0.05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Constructor de revolución a partir de perfil .ply</text:p>
          </table:table-cell>
          <table:table-cell table:style-name="ce3" office:value-type="float" office:value="0.04" calcext:value-type="float">
            <text:p><text:s/>0.04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Constructor de revolución a partir de vector de puntos </text:p>
          </table:table-cell>
          <table:table-cell table:style-name="ce3" office:value-type="float" office:value="0.04" calcext:value-type="float">
            <text:p><text:s/>0.04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Generación correcta de geometría </text:p>
          </table:table-cell>
          <table:table-cell table:style-name="ce3" office:value-type="float" office:value="0.05" calcext:value-type="float">
            <text:p><text:s/>0.05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Generación correcta de topología en el sentido del ejemplo</text:p>
          </table:table-cell>
          <table:table-cell table:style-name="ce3" office:value-type="float" office:value="0.07" calcext:value-type="float">
            <text:p><text:s/>0.07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Generación correcta de topología en cualquier sentido </text:p>
          </table:table-cell>
          <table:table-cell table:style-name="ce3" office:value-type="float" office:value="0.08" calcext:value-type="float">
            <text:p><text:s/>0.08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Detección de existencia de tapas </text:p>
          </table:table-cell>
          <table:table-cell table:style-name="ce3" office:value-type="float" office:value="0.1" calcext:value-type="float">
            <text:p><text:s/>0.10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Constructores con argumento para crear o no tapas </text:p>
          </table:table-cell>
          <table:table-cell table:style-name="ce3" office:value-type="float" office:value="0.08" calcext:value-type="float">
            <text:p><text:s/>0.08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Visualización opcional de tapas en tiempo de ejecución </text:p>
          </table:table-cell>
          <table:table-cell table:style-name="ce3" office:value-type="float" office:value="0.08" calcext:value-type="float">
            <text:p><text:s/>0.08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style-name="ce5"/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Varios objetos simultáneos en la escena </text:p>
          </table:table-cell>
          <table:table-cell table:style-name="ce3" office:value-type="float" office:value="0.08" calcext:value-type="float">
            <text:p><text:s/>0.080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Extra: rotación de perfil en cualquier eje </text:p>
          </table:table-cell>
          <table:table-cell table:style-name="ce3" office:value-type="float" office:value="0.075" calcext:value-type="float">
            <text:p><text:s/>0.075 <text:s text:c="2"/>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2" office:value-type="string" calcext:value-type="string">
            <text:p>Elementos de la práctica 3</text:p>
          </table:table-cell>
          <table:table-cell table:style-name="ce4" table:formula="of:=SUM([.B34:.B41])" office:value-type="float" office:value="0.95" calcext:value-type="float">
            <text:p><text:s/>0.95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Cálculo correcto de las normales en los vértices </text:p>
          </table:table-cell>
          <table:table-cell table:style-name="ce3" office:value-type="float" office:value="0.15" calcext:value-type="float">
            <text:p><text:s/>0.150 <text:s text:c="2"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Los ejes se siguen viendo en color plano </text:p>
          </table:table-cell>
          <table:table-cell table:style-name="ce3" office:value-type="float" office:value="0.1" calcext:value-type="float">
            <text:p><text:s/>0.100 <text:s text:c="2"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Uso de array de normales </text:p>
          </table:table-cell>
          <table:table-cell table:style-name="ce3" office:value-type="float" office:value="0.05" calcext:value-type="float">
            <text:p><text:s/>0.050 <text:s text:c="2"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Implementación correcta clase Luz (y subclases) </text:p>
          </table:table-cell>
          <table:table-cell table:style-name="ce3" office:value-type="float" office:value="0.1" calcext:value-type="float">
            <text:p><text:s/>0.100 <text:s text:c="2"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Hay al menos una luz direccional </text:p>
          </table:table-cell>
          <table:table-cell table:style-name="ce3" office:value-type="float" office:value="0.15" calcext:value-type="float">
            <text:p><text:s/>0.150 <text:s text:c="2"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Hay al menos una luz puntual </text:p>
          </table:table-cell>
          <table:table-cell table:style-name="ce3" office:value-type="float" office:value="0.15" calcext:value-type="float">
            <text:p><text:s/>0.150 <text:s text:c="2"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Modo de visualización sombreado suave </text:p>
          </table:table-cell>
          <table:table-cell table:style-name="ce3" office:value-type="float" office:value="0.15" calcext:value-type="float">
            <text:p><text:s/>0.150 <text:s text:c="2"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Hay al menos tres materiales distintos en la escena simultáneamente</text:p>
          </table:table-cell>
          <table:table-cell table:style-name="ce3" office:value-type="float" office:value="0.1" calcext:value-type="float">
            <text:p><text:s/>0.100 <text:s text:c="2"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/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2" office:value-type="string" calcext:value-type="string">
            <text:p>Elementos de la Práctica 4 </text:p>
          </table:table-cell>
          <table:table-cell table:style-name="ce4" table:formula="of:=SUM([.B44:.B50])" office:value-type="float" office:value="1.1" calcext:value-type="float">
            <text:p><text:s/>1.10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Diseño manual del grafo del modelo jerárquico 0.25</text:p>
          </table:table-cell>
          <table:table-cell table:style-name="ce3" office:value-type="float" office:value="0.25" calcext:value-type="float">
            <text:p><text:s/>0.250 <text:s text:c="2"/>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Estructura de clases del modelo jerárquico 0.20</text:p>
          </table:table-cell>
          <table:table-cell table:style-name="ce3" office:value-type="float" office:value="0.2" calcext:value-type="float">
            <text:p><text:s/>0.200 <text:s text:c="2"/>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Se conservan los modos de visualización 0.10</text:p>
          </table:table-cell>
          <table:table-cell table:style-name="ce3" office:value-type="float" office:value="0.1" calcext:value-type="float">
            <text:p><text:s/>0.100 <text:s text:c="2"/>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Movimiento paso a paso con teclado 3 grados de libertad (al menos una rotación y una traslación)</text:p>
          </table:table-cell>
          <table:table-cell table:style-name="ce3" office:value-type="float" office:value="0.2" calcext:value-type="float">
            <text:p><text:s/>0.200 <text:s text:c="2"/>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Animación automática de los 3 grados de libertad </text:p>
          </table:table-cell>
          <table:table-cell table:style-name="ce3" office:value-type="float" office:value="0.25" calcext:value-type="float">
            <text:p><text:s/>0.250 <text:s text:c="2"/>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Extra: Aumento/Disminución de velocidad general </text:p>
          </table:table-cell>
          <table:table-cell table:style-name="ce3" office:value-type="float" office:value="0.05" calcext:value-type="float">
            <text:p><text:s/>0.050 <text:s text:c="2"/>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Extra: Aumento/Disminución de velocidad para cada grado por separado </text:p>
          </table:table-cell>
          <table:table-cell table:style-name="ce3" office:value-type="float" office:value="0.05" calcext:value-type="float">
            <text:p><text:s/>0.050 <text:s text:c="2"/>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/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2" office:value-type="string" calcext:value-type="string">
            <text:p>Elementos de la Práctica 5</text:p>
          </table:table-cell>
          <table:table-cell table:style-name="ce4" table:formula="of:=SUM([.B53:.B56])" office:value-type="float" office:value="0.7" calcext:value-type="float">
            <text:p><text:s/>0.70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Asignación correcta de coordenadas de texturas en cuadro </text:p>
          </table:table-cell>
          <table:table-cell table:style-name="ce3" office:value-type="float" office:value="0.2" calcext:value-type="float">
            <text:p><text:s/>0.200 <text:s text:c="2"/>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1" office:value-type="string" calcext:value-type="string">
            <text:p>Visualización correcta al menos un objeto con la textura 0</text:p>
          </table:table-cell>
          <table:table-cell table:style-name="ce3" office:value-type="float" office:value="0.15" calcext:value-type="float">
            <text:p><text:s/>0.150 <text:s text:c="2"/>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1" office:value-type="string" calcext:value-type="string">
            <text:p>Animación de la luz puntual </text:p>
          </table:table-cell>
          <table:table-cell table:style-name="ce3" office:value-type="float" office:value="0.2" calcext:value-type="float">
            <text:p><text:s/>0.20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Extra: Hay en la escena un cilindro texturizado (p.ej. lata de refresco) o una esfera texturizada (p.ej. tierra)</text:p>
          </table:table-cell>
          <table:table-cell table:style-name="ce3" office:value-type="float" office:value="0.15" calcext:value-type="float">
            <text:p><text:s/>0.15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/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2" office:value-type="string" calcext:value-type="string">
            <text:p>Elementos de la Práctica 6</text:p>
          </table:table-cell>
          <table:table-cell table:style-name="ce4" table:formula="of:=SUM([.B59:.B66])" office:value-type="float" office:value="1.375" calcext:value-type="float">
            <text:p><text:s/>1.375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Hay una clase cámara que almacena sus parámetros intrínsecos y extrínsecos</text:p>
          </table:table-cell>
          <table:table-cell table:style-name="ce3" office:value-type="float" office:value="0.2" calcext:value-type="float">
            <text:p><text:s/>0.20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Hay al menos tres cámaras en la escena (obligatorio: una ortográfica y una perspectiva)</text:p>
          </table:table-cell>
          <table:table-cell table:style-name="ce3" office:value-type="float" office:value="0.15" calcext:value-type="float">
            <text:p><text:s/>0.15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La cámara activa se mueve en torno al objeto seleccionado con el ratón </text:p>
          </table:table-cell>
          <table:table-cell table:style-name="ce3" office:value-type="float" office:value="0.25" calcext:value-type="float">
            <text:p><text:s/>0.25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Se puede hacer zoom con cada cámara </text:p>
          </table:table-cell>
          <table:table-cell table:style-name="ce3" office:value-type="float" office:value="0.15" calcext:value-type="float">
            <text:p><text:s/>0.15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Se seleccionan objetos en la escena iluminada con materiales </text:p>
          </table:table-cell>
          <table:table-cell table:style-name="ce3" office:value-type="float" office:value="0.25" calcext:value-type="float">
            <text:p><text:s/>0.25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La camara activa, sin objeto seleccionado, se mueve en primera persona </text:p>
          </table:table-cell>
          <table:table-cell table:style-name="ce3" office:value-type="float" office:value="0.15" calcext:value-type="float">
            <text:p><text:s/>0.15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Las cámaras conservan su estado al pasar de una a otra </text:p>
          </table:table-cell>
          <table:table-cell table:style-name="ce3" office:value-type="float" office:value="0.1" calcext:value-type="float">
            <text:p><text:s/>0.10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 office:value-type="string" calcext:value-type="string">
            <text:p>Extra: Los objetos seleccionables se visualizan de forma especial </text:p>
          </table:table-cell>
          <table:table-cell table:style-name="ce3" office:value-type="float" office:value="0.125" calcext:value-type="float">
            <text:p><text:s/>0.125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/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4" table:formula="of:=[.B5]+[.B19]+[.B33]+[.B43]+[.B52]+[.B58]" office:value-type="float" office:value="5.45" calcext:value-type="float">
            <text:p><text:s/>5.450 <text:s text:c="2"/></text:p>
          </table:table-cell>
          <table:table-cell table:style-name="ce1" table:number-columns-repeated="24"/>
          <table:table-cell table:number-columns-repeated="998"/>
        </table:table-row>
        <table:table-row table:style-name="ro2" table:number-rows-repeated="932">
          <table:table-cell table:style-name="ce1"/>
          <table:table-cell table:style-name="ce3"/>
          <table:table-cell table:style-name="ce1" table:number-columns-repeated="24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5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5P2" style:volatile="true">
      <number:text>-</number:text>
      <number:number number:decimal-places="0" loext:min-decimal-places="0" number:min-integer-digits="2"/>
      <number:text>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8" meta:object-count="0"/>
    <meta:generator>LibreOfficeDev/6.0.5.2$Linux_X86_64 LibreOffice_project/</meta:generator>
  </office:meta>
</office:document-meta>
</file>